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85cm" table:align="left"/>
    </style:style>
    <style:style style:name="Table1.A" style:family="table-column">
      <style:table-column-properties style:column-width="1.095cm"/>
    </style:style>
    <style:style style:name="Table1.B" style:family="table-column">
      <style:table-column-properties style:column-width="2.279cm"/>
    </style:style>
    <style:style style:name="Table1.C" style:family="table-column">
      <style:table-column-properties style:column-width="2.91cm"/>
    </style:style>
    <style:style style:name="Table1.A1" style:family="table-cell">
      <style:table-cell-properties style:vertical-align="middle" fo:padding="0.049cm" fo:border="none"/>
    </style:style>
    <style:style style:name="Table4" style:family="table">
      <style:table-properties style:width="8.195cm" table:align="left"/>
    </style:style>
    <style:style style:name="Table4.A" style:family="table-column">
      <style:table-column-properties style:column-width="1.413cm"/>
    </style:style>
    <style:style style:name="Table4.B" style:family="table-column">
      <style:table-column-properties style:column-width="1.431cm"/>
    </style:style>
    <style:style style:name="Table4.C" style:family="table-column">
      <style:table-column-properties style:column-width="1.379cm"/>
    </style:style>
    <style:style style:name="Table4.D" style:family="table-column">
      <style:table-column-properties style:column-width="1.429cm"/>
    </style:style>
    <style:style style:name="Table4.E" style:family="table-column">
      <style:table-column-properties style:column-width="2.544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🔐 Linux Special Permissions – umask</text:h>
      <text:h text:style-name="Heading_20_2" text:outline-level="2">1️⃣ umask (User file creation mask)</text:h>
      <text:h text:style-name="Heading_20_3" text:outline-level="3">👉 What is umask?</text:h>
      <text:p text:style-name="Text_20_body"><text:span text:style-name="Source_20_Text">umask</text:span> defines <text:span text:style-name="Strong_20_Emphasis">default permissions</text:span> for <text:span text:style-name="Strong_20_Emphasis">new files and directories</text:span>.</text:p>
      <text:p text:style-name="Quotations">It does <text:span text:style-name="Strong_20_Emphasis">NOT change existing files</text:span></text:p>
      <text:p text:style-name="Horizontal_20_Line"/>
      <text:h text:style-name="Heading_20_3" text:outline-level="3">🔹 Default permissions</text:h>
      <text:list xml:id="list3318293413" text:style-name="L1">
        <text:list-item>
          <text:p text:style-name="P3">File default: <text:span text:style-name="Source_20_Text">666</text:span> (rw-rw-rw-)</text:p>
        </text:list-item>
        <text:list-item>
          <text:p text:style-name="P3">Directory default: <text:span text:style-name="Source_20_Text">777</text:span> (rwxrwxrwx)</text:p>
        </text:list-item>
      </text:list>
      <text:p text:style-name="Text_20_body">👉 <text:span text:style-name="Strong_20_Emphasis">umask subtracts permissions</text:span></text:p>
      <text:p text:style-name="Horizontal_20_Line"/>
      <text:h text:style-name="Heading_20_3" text:outline-level="3">🔹 Check umask</text:h>
      <text:p text:style-name="P2"><text:span text:style-name="Source_20_Text">umask</text:span></text:p>
      <text:p text:style-name="Text_20_body">Example output:</text:p>
      <text:p text:style-name="P2"><text:span text:style-name="Source_20_Text">0022</text:span></text:p>
      <text:p text:style-name="Horizontal_20_Line"/>
      <text:h text:style-name="Heading_20_3" text:outline-level="3">🔹 Meaning of <text:span text:style-name="Source_20_Text">0022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Calculation</text:p>
            </table:table-cell>
            <table:table-cell table:style-name="Table1.A1" office:value-type="string">
              <text:p text:style-name="Table_20_Heading">Result</text:p>
            </table:table-cell>
          </table:table-row>
        </table:table-header-rows>
        <table:table-row>
          <table:table-cell table:style-name="Table1.A1" office:value-type="string">
            <text:p text:style-name="Table_20_Contents">File</text:p>
          </table:table-cell>
          <table:table-cell table:style-name="Table1.A1" office:value-type="string">
            <text:p text:style-name="Table_20_Contents">666 - 022</text:p>
          </table:table-cell>
          <table:table-cell table:style-name="Table1.A1" office:value-type="string">
            <text:p text:style-name="Table_20_Contents">644 (rw-r--r--)</text:p>
          </table:table-cell>
        </table:table-row>
        <table:table-row>
          <table:table-cell table:style-name="Table1.A1" office:value-type="string">
            <text:p text:style-name="Table_20_Contents">Dir</text:p>
          </table:table-cell>
          <table:table-cell table:style-name="Table1.A1" office:value-type="string">
            <text:p text:style-name="Table_20_Contents">777 - 022</text:p>
          </table:table-cell>
          <table:table-cell table:style-name="Table1.A1" office:value-type="string">
            <text:p text:style-name="Table_20_Contents">755 (rwxr-xr-x)</text:p>
          </table:table-cell>
        </table:table-row>
      </table:table>
      <text:p text:style-name="Horizontal_20_Line"/>
      <text:h text:style-name="Heading_20_3" text:outline-level="3">🔹 Change umask (temporary)</text:h>
      <text:p text:style-name="P2"><text:span text:style-name="Source_20_Text">umask 027</text:span></text:p>
      <text:p text:style-name="Horizontal_20_Line"/>
      <text:h text:style-name="Heading_20_3" text:outline-level="3">🔹 Real-life analogy</text:h>
      <text:p text:style-name="Text_20_body">🔑 <text:span text:style-name="Strong_20_Emphasis">Office rule</text:span>:<text:line-break/>“New documents are private by default; others get read-only.”</text:p>
      <text:p text:style-name="Horizontal_20_Line"/>
      <text:h text:style-name="Heading_20_2" text:outline-level="2"><text:soft-page-break/>⭐ Most Famous <text:span text:style-name="Source_20_Text">umask</text:span> Codes</text:h>
      <text:h text:style-name="Heading_20_3" text:outline-level="3">🔹 <text:span text:style-name="Source_20_Text">022</text:span> (most common – default on many systems)</text:h>
      <text:p text:style-name="P2"><text:span text:style-name="Source_20_Text">umask 022</text:span></text:p>
      <text:p text:style-name="Text_20_body"><text:span text:style-name="Strong_20_Emphasis">Resulting permissions</text:span></text:p>
      <text:list xml:id="list3956455313" text:style-name="L2">
        <text:list-item>
          <text:p text:style-name="P4">Files: <text:span text:style-name="Source_20_Text">755</text:span> → <text:span text:style-name="Source_20_Text">rwx r-x r-x</text:span></text:p>
        </text:list-item>
        <text:list-item>
          <text:p text:style-name="P4">Directories: <text:span text:style-name="Source_20_Text">644</text:span> → <text:span text:style-name="Source_20_Text">rw- r-- r--</text:span></text:p>
        </text:list-item>
      </text:list>
      <text:p text:style-name="Text_20_body"><text:span text:style-name="Strong_20_Emphasis">Meaning</text:span></text:p>
      <text:list xml:id="list2984652766" text:style-name="L3">
        <text:list-item>
          <text:p text:style-name="P5">Owner: full access</text:p>
        </text:list-item>
        <text:list-item>
          <text:p text:style-name="P5">Group &amp; Others: read + execute only (no write)</text:p>
        </text:list-item>
      </text:list>
      <text:p text:style-name="Text_20_body"><text:span text:style-name="Strong_20_Emphasis">Used for</text:span></text:p>
      <text:list xml:id="list3466654485" text:style-name="L4">
        <text:list-item>
          <text:p text:style-name="P6">Servers</text:p>
        </text:list-item>
        <text:list-item>
          <text:p text:style-name="P6">Multi-user systems</text:p>
        </text:list-item>
        <text:list-item>
          <text:p text:style-name="P6">Safe default</text:p>
        </text:list-item>
      </text:list>
      <text:p text:style-name="Horizontal_20_Line"/>
      <text:h text:style-name="Heading_20_3" text:outline-level="3">🔹 <text:span text:style-name="Source_20_Text">002</text:span></text:h>
      <text:p text:style-name="P2"><text:span text:style-name="Source_20_Text">umask 002</text:span></text:p>
      <text:p text:style-name="Text_20_body"><text:span text:style-name="Strong_20_Emphasis">Resulting permissions</text:span></text:p>
      <text:list xml:id="list1714774365" text:style-name="L5">
        <text:list-item>
          <text:p text:style-name="P7">Files: <text:span text:style-name="Source_20_Text">775</text:span></text:p>
        </text:list-item>
        <text:list-item>
          <text:p text:style-name="P7">Directories: <text:span text:style-name="Source_20_Text">664</text:span></text:p>
        </text:list-item>
      </text:list>
      <text:p text:style-name="Text_20_body"><text:span text:style-name="Strong_20_Emphasis">Meaning</text:span></text:p>
      <text:list xml:id="list758981566" text:style-name="L6">
        <text:list-item>
          <text:p text:style-name="P8">Group can write</text:p>
        </text:list-item>
        <text:list-item>
          <text:p text:style-name="P8">Others cannot write</text:p>
        </text:list-item>
      </text:list>
      <text:p text:style-name="Text_20_body"><text:span text:style-name="Strong_20_Emphasis">Used for</text:span></text:p>
      <text:list xml:id="list3417381077" text:style-name="L7">
        <text:list-item>
          <text:p text:style-name="P9">Team / shared development environments</text:p>
        </text:list-item>
      </text:list>
      <text:p text:style-name="Horizontal_20_Line"/>
      <text:h text:style-name="Heading_20_3" text:outline-level="3">🔹 <text:span text:style-name="Source_20_Text">077</text:span></text:h>
      <text:p text:style-name="P2"><text:span text:style-name="Source_20_Text">umask 077</text:span></text:p>
      <text:p text:style-name="Text_20_body"><text:span text:style-name="Strong_20_Emphasis">Resulting permissions</text:span></text:p>
      <text:list xml:id="list2271039242" text:style-name="L8">
        <text:list-item>
          <text:p text:style-name="P10">Files: <text:span text:style-name="Source_20_Text">700</text:span></text:p>
        </text:list-item>
        <text:list-item>
          <text:p text:style-name="P10">Directories: <text:span text:style-name="Source_20_Text">600</text:span></text:p>
        </text:list-item>
      </text:list>
      <text:p text:style-name="Text_20_body"><text:soft-page-break/><text:span text:style-name="Strong_20_Emphasis">Meaning</text:span></text:p>
      <text:list xml:id="list662534657" text:style-name="L9">
        <text:list-item>
          <text:p text:style-name="P11">Only the owner has access</text:p>
        </text:list-item>
      </text:list>
      <text:p text:style-name="Text_20_body"><text:span text:style-name="Strong_20_Emphasis">Used for</text:span></text:p>
      <text:list xml:id="list899898494" text:style-name="L10">
        <text:list-item>
          <text:p text:style-name="P12">Security-sensitive systems</text:p>
        </text:list-item>
        <text:list-item>
          <text:p text:style-name="P12">Private user accounts</text:p>
        </text:list-item>
      </text:list>
      <text:p text:style-name="Horizontal_20_Line"/>
      <text:h text:style-name="Heading_20_3" text:outline-level="3">🔹 <text:span text:style-name="Source_20_Text">000</text:span></text:h>
      <text:p text:style-name="P2"><text:span text:style-name="Source_20_Text">umask 000</text:span></text:p>
      <text:p text:style-name="Text_20_body"><text:span text:style-name="Strong_20_Emphasis">Resulting permissions</text:span></text:p>
      <text:list xml:id="list2020094528" text:style-name="L11">
        <text:list-item>
          <text:p text:style-name="P13">Files: <text:span text:style-name="Source_20_Text">777</text:span></text:p>
        </text:list-item>
        <text:list-item>
          <text:p text:style-name="P13">Directories: <text:span text:style-name="Source_20_Text">666</text:span></text:p>
        </text:list-item>
      </text:list>
      <text:p text:style-name="Text_20_body">⚠️ <text:span text:style-name="Strong_20_Emphasis">Very insecure</text:span></text:p>
      <text:p text:style-name="Text_20_body"><text:span text:style-name="Strong_20_Emphasis">Used for</text:span></text:p>
      <text:list xml:id="list120865266" text:style-name="L12">
        <text:list-item>
          <text:p text:style-name="P14">Temporary testing only</text:p>
        </text:list-item>
      </text:list>
      <text:p text:style-name="Horizontal_20_Line"/>
      <text:h text:style-name="Heading_20_3" text:outline-level="3">🔹 <text:span text:style-name="Source_20_Text">027</text:span></text:h>
      <text:p text:style-name="P2"><text:span text:style-name="Source_20_Text">umask 027</text:span></text:p>
      <text:p text:style-name="Text_20_body"><text:span text:style-name="Strong_20_Emphasis">Resulting permissions</text:span></text:p>
      <text:list xml:id="list3281736919" text:style-name="L13">
        <text:list-item>
          <text:p text:style-name="P15">Files: <text:span text:style-name="Source_20_Text">750</text:span></text:p>
        </text:list-item>
        <text:list-item>
          <text:p text:style-name="P15">Directories: <text:span text:style-name="Source_20_Text">640</text:span></text:p>
        </text:list-item>
      </text:list>
      <text:p text:style-name="Text_20_body"><text:span text:style-name="Strong_20_Emphasis">Meaning</text:span></text:p>
      <text:list xml:id="list3544336603" text:style-name="L14">
        <text:list-item>
          <text:p text:style-name="P16">Group can read</text:p>
        </text:list-item>
        <text:list-item>
          <text:p text:style-name="P16">Others get no access</text:p>
        </text:list-item>
      </text:list>
      <text:p text:style-name="Text_20_body"><text:span text:style-name="Strong_20_Emphasis">Used for</text:span></text:p>
      <text:list xml:id="list680096972" text:style-name="L15">
        <text:list-item>
          <text:p text:style-name="P17">Enterprise servers</text:p>
        </text:list-item>
        <text:list-item>
          <text:p text:style-name="P17">Restricted environments</text:p>
        </text:list-item>
      </text:list>
      <text:p text:style-name="Horizontal_20_Line"/>
      <text:h text:style-name="Heading_20_2" text:outline-level="2">🧠 Quick Cheat Table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umask</text:p>
            </table:table-cell>
            <table:table-cell table:style-name="Table4.A1" office:value-type="string">
              <text:p text:style-name="Table_20_Heading">Owner</text:p>
            </table:table-cell>
            <table:table-cell table:style-name="Table4.A1" office:value-type="string">
              <text:p text:style-name="Table_20_Heading">Group</text:p>
            </table:table-cell>
            <table:table-cell table:style-name="Table4.A1" office:value-type="string">
              <text:p text:style-name="Table_20_Heading">Others</text:p>
            </table:table-cell>
            <table:table-cell table:style-name="Table4.A1" office:value-type="string">
              <text:p text:style-name="Table_20_Heading">Typical Use</text:p>
            </table:table-cell>
          </table:table-row>
        </table:table-header-rows>
        <table:table-row>
          <table:table-cell table:style-name="Table4.A1" office:value-type="string">
            <text:p text:style-name="Table_20_Contents">022</text:p>
          </table:table-cell>
          <table:table-cell table:style-name="Table4.A1" office:value-type="string">
            <text:p text:style-name="Table_20_Contents">rwx</text:p>
          </table:table-cell>
          <table:table-cell table:style-name="Table4.A1" office:value-type="string">
            <text:p text:style-name="Table_20_Contents">r-x</text:p>
          </table:table-cell>
          <table:table-cell table:style-name="Table4.A1" office:value-type="string">
            <text:p text:style-name="Table_20_Contents">r-x</text:p>
          </table:table-cell>
          <table:table-cell table:style-name="Table4.A1" office:value-type="string">
            <text:p text:style-name="Table_20_Contents">Default</text:p>
          </table:table-cell>
        </table:table-row>
        <table:table-row>
          <table:table-cell table:style-name="Table4.A1" office:value-type="string">
            <text:p text:style-name="Table_20_Contents">002</text:p>
          </table:table-cell>
          <table:table-cell table:style-name="Table4.A1" office:value-type="string">
            <text:p text:style-name="Table_20_Contents">rwx</text:p>
          </table:table-cell>
          <table:table-cell table:style-name="Table4.A1" office:value-type="string">
            <text:p text:style-name="Table_20_Contents">rwx</text:p>
          </table:table-cell>
          <table:table-cell table:style-name="Table4.A1" office:value-type="string">
            <text:p text:style-name="Table_20_Contents">r-x</text:p>
          </table:table-cell>
          <table:table-cell table:style-name="Table4.A1" office:value-type="string">
            <text:p text:style-name="Table_20_Contents">Team sharing</text:p>
          </table:table-cell>
        </table:table-row>
        <text:soft-page-break/>
        <table:table-row>
          <table:table-cell table:style-name="Table4.A1" office:value-type="string">
            <text:p text:style-name="Table_20_Contents">077</text:p>
          </table:table-cell>
          <table:table-cell table:style-name="Table4.A1" office:value-type="string">
            <text:p text:style-name="Table_20_Contents">rwx</text:p>
          </table:table-cell>
          <table:table-cell table:style-name="Table4.A1" office:value-type="string">
            <text:p text:style-name="Table_20_Contents">---</text:p>
          </table:table-cell>
          <table:table-cell table:style-name="Table4.A1" office:value-type="string">
            <text:p text:style-name="Table_20_Contents">---</text:p>
          </table:table-cell>
          <table:table-cell table:style-name="Table4.A1" office:value-type="string">
            <text:p text:style-name="Table_20_Contents">Private</text:p>
          </table:table-cell>
        </table:table-row>
        <table:table-row>
          <table:table-cell table:style-name="Table4.A1" office:value-type="string">
            <text:p text:style-name="Table_20_Contents">027</text:p>
          </table:table-cell>
          <table:table-cell table:style-name="Table4.A1" office:value-type="string">
            <text:p text:style-name="Table_20_Contents">rwx</text:p>
          </table:table-cell>
          <table:table-cell table:style-name="Table4.A1" office:value-type="string">
            <text:p text:style-name="Table_20_Contents">r-x</text:p>
          </table:table-cell>
          <table:table-cell table:style-name="Table4.A1" office:value-type="string">
            <text:p text:style-name="Table_20_Contents">---</text:p>
          </table:table-cell>
          <table:table-cell table:style-name="Table4.A1" office:value-type="string">
            <text:p text:style-name="Table_20_Contents">Enterprise</text:p>
          </table:table-cell>
        </table:table-row>
        <table:table-row>
          <table:table-cell table:style-name="Table4.A1" office:value-type="string">
            <text:p text:style-name="Table_20_Contents">000</text:p>
          </table:table-cell>
          <table:table-cell table:style-name="Table4.A1" office:value-type="string">
            <text:p text:style-name="Table_20_Contents">rwx</text:p>
          </table:table-cell>
          <table:table-cell table:style-name="Table4.A1" office:value-type="string">
            <text:p text:style-name="Table_20_Contents">rwx</text:p>
          </table:table-cell>
          <table:table-cell table:style-name="Table4.A1" office:value-type="string">
            <text:p text:style-name="Table_20_Contents">rwx</text:p>
          </table:table-cell>
          <table:table-cell table:style-name="Table4.A1" office:value-type="string">
            <text:p text:style-name="Table_20_Contents">Unsafe</text:p>
          </table:table-cell>
        </table:table-row>
      </table:table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4T22:57:17.816732414</meta:creation-date>
    <dc:date>2026-01-01T15:12:04.660756657</dc:date>
    <meta:editing-duration>PT13M42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4" meta:paragraph-count="110" meta:word-count="296" meta:character-count="1558" meta:non-whitespace-character-count="1400"/>
  </office:meta>
</office:document-meta>
</file>